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in" svg:height="3.5335in" svg:x="6.9173in" svg:y="1.1in">
            <draw:object draw:notify-on-update-of-ranges="Sheet1.C9:Sheet1.C29 Sheet1.D9:Sheet1.D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Step is -30 on V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itial was RH = 64, V1 = 230, V2 = 2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A4]*60+[.B4]"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5]*60+[.B5]"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A6]*60+[.B6]" office:value-type="float" office:value="225" calcext:value-type="float">
            <text:p>22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[.A7]*60+[.B7]" office:value-type="float" office:value="341" calcext:value-type="float">
            <text:p>341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/>
          <table:table-cell table:formula="of:=[.A8]*60+[.B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A9]*60+[.B9]" office:value-type="float" office:value="558" calcext:value-type="float">
            <text:p>5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witched V1 to 160 and V2 to 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[.A10]*60+[.B10]" office:value-type="float" office:value="644" calcext:value-type="float">
            <text:p>64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A11]*60+[.B11]" office:value-type="float" office:value="723" calcext:value-type="float">
            <text:p>72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A12]*60+[.B12]" office:value-type="float" office:value="827" calcext:value-type="float">
            <text:p>827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A13]*60+[.B13]" office:value-type="float" office:value="902" calcext:value-type="float">
            <text:p>90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[.A14]*60+[.B14]" office:value-type="float" office:value="998" calcext:value-type="float">
            <text:p>998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A15]*60+[.B15]" office:value-type="float" office:value="1096" calcext:value-type="float">
            <text:p>1096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formula="of:=[.A16]*60+[.B16]" office:value-type="float" office:value="1194" calcext:value-type="float">
            <text:p>119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[.A17]*60+[.B17]" office:value-type="float" office:value="1304" calcext:value-type="float">
            <text:p>130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formula="of:=[.A18]*60+[.B18]" office:value-type="float" office:value="1413" calcext:value-type="float">
            <text:p>1413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A19]*60+[.B19]" office:value-type="float" office:value="1556" calcext:value-type="float">
            <text:p>155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formula="of:=[.A20]*60+[.B20]" office:value-type="float" office:value="1708" calcext:value-type="float">
            <text:p>1708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[.A21]*60+[.B21]" office:value-type="float" office:value="1878" calcext:value-type="float">
            <text:p>1878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[.A22]*60+[.B22]" office:value-type="float" office:value="2057" calcext:value-type="float">
            <text:p>2057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[.A23]*60+[.B23]" office:value-type="float" office:value="2299" calcext:value-type="float">
            <text:p>2299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[.A24]*60+[.B24]" office:value-type="float" office:value="2561" calcext:value-type="float">
            <text:p>2561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A25]*60+[.B25]" office:value-type="float" office:value="2884" calcext:value-type="float">
            <text:p>28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ound out the output was 81.8 output</text:p>
          </table:table-cell>
        </table:table-row>
        <table:table-row table:style-name="ro1">
          <table:table-cell table:number-columns-repeated="2"/>
          <table:table-cell table:formula="of:=[.A26]*60+[.B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A27]*60+[.B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A28]*60+[.B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A29]*60+[.B2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5:23:32.252850551</meta:creation-date>
    <meta:generator>LibreOffice/4.2.5.2$Linux_X86_64 LibreOffice_project/420m0$Build-2</meta:generator>
    <dc:date>2014-08-06T16:15:35.800291583</dc:date>
    <meta:editing-duration>P0D</meta:editing-duration>
    <meta:editing-cycles>1</meta:editing-cycles>
    <meta:document-statistic meta:table-count="1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156cm" svg:y="4.189cm" style:legend-expansion="high" chart:style-name="ch2"/>
        <chart:plot-area chart:style-name="ch3" table:cell-range-address="Sheet1.C9:Sheet1.D29" svg:x="0.77cm" svg:y="0.851cm" svg:width="11.746cm" svg:height="7.526cm">
          <chartooo:coordinate-region svg:x="1.391cm" svg:y="1.05cm" svg:width="10.753cm" svg:height="6.6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9:Sheet1.D29" chart:class="chart:scatter">
            <chart:domain table:cell-range-address="Sheet1.C9:Sheet1.C29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8">
                <text:p>558</text:p>
                <draw:g>
                  <svg:desc>Sheet1.C9:Sheet1.C29</svg:desc>
                </draw:g>
              </table:table-cell>
              <table:table-cell office:value-type="float" office:value="62">
                <text:p>62</text:p>
                <draw:g>
                  <svg:desc>Sheet1.D9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4">
                <text:p>6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3">
                <text:p>7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7">
                <text:p>8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2">
                <text:p>9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">
                <text:p>9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6">
                <text:p>109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4">
                <text:p>119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4">
                <text:p>13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3">
                <text:p>14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6">
                <text:p>1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8">
                <text:p>170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8">
                <text:p>18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7">
                <text:p>20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99">
                <text:p>22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1">
                <text:p>256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4">
                <text:p>28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